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imon Says Rubric:</text:p>
      <text:p text:style-name="Standard">_____ Start button 5</text:p>
      <text:p text:style-name="Standard">_____ Continuous play/ success detection 10</text:p>
      <text:p text:style-name="Standard">_____ Flash Timing 15</text:p>
      <text:p text:style-name="Standard">Longer sequence should begin flashing after 1 sec of player successfully completing</text:p>
      <text:p text:style-name="Standard">previous sequence</text:p>
      <text:p text:style-name="Standard">Flashing buttons should be 0.5 sec flash (depressed)</text:p>
      <text:p text:style-name="Standard">So each color/button should take 0.5 sec being lit. Also wait approx 0.25s between</text:p>
      <text:p text:style-name="Standard">flashes so same button flashed multiple times can be observed.</text:p>
      <text:p text:style-name="Standard">_____ Sequence should not change 10</text:p>
      <text:p text:style-name="Standard">Sequence should be the same as before only add one new button(color) to the end</text:p>
      <text:p text:style-name="Standard">Sequence should start with 1 button and increase by one on each successful completio_____ Error Detection 15</text:p>
      <text:p text:style-name="Standard">Error press should be detected immediately and not at the end of sequence</text:p>
      <text:p text:style-name="Standard">Error if wrong button is pressed. Game over.</text:p>
      <text:p text:style-name="Standard">Error if player does not press any buttons for 5 sec. Game over.</text:p>
      <text:p text:style-name="Standard">_____ Score 5</text:p>
      <text:p text:style-name="Standard">Save high score and name(omit)</text:p>
      <text:p text:style-name="Standard">Display score at end of game</text:p>
      <text:p text:style-name="Standard">Score equals last level completed successfully</text:p>
      <text:p text:style-name="Standard">_____ Sounds 10</text:p>
      <text:p text:style-name="Standard">Copy sounds from original game from supplied wav file</text:p>
      <text:p text:style-name="Standard">Colors correct sound</text:p>
      <text:p text:style-name="Standard">Error sound</text:p>
      <text:p text:style-name="Standard">Use Audacity to cut sounds</text:p>
      <text:p text:style-name="Standard">_____ Pressing buttons should be easily noticeable 10</text:p>
      <text:p text:style-name="Standard">Buttons should have the same pressed/selected color but in a lighter or darker shade,player can easily detect a press</text:p>
      <text:p text:style-name="Standard">Button should stay lit while left mouse is depressed and turn off upon release (max 5</text:p>
      <text:p text:style-name="Standard">secs depressed and then error)</text:p>
      <text:p text:style-name="Standard">Coding style: 20</text:p>
      <text:p text:style-name="Standard">_____ Object Oriented Programming style</text:p>
      <text:p text:style-name="Standard">_____ use of meaningful variable names</text:p>
      <text:p text:style-name="Standard">avoid meaningless names</text:p>
      <text:p text:style-name="Standard">names should not be very long ie. Horizontalposition</text:p>
      <text:p text:style-name="Standard">_____ comments</text:p>
      <text:p text:style-name="Standard">comment lines which require explanation</text:p>
      <text:p text:style-name="Standard">do not comment every line</text:p>
      <text:p text:style-name="Standard">do not write verbose comments</text:p>
      <text:p text:style-name="Standard">comments should be short and to the point (concise)</text:p>
      <text:p text:style-name="Standard">not in sentence form</text:p>
      <text:p text:style-name="Standard">will YOU be able to understand your code 1 year later</text:p>
      <text:p text:style-name="Standard">function docstrings required (purpose, accepted args, return values)</text:p>
      <text:p text:style-name="Standard">_____ efficient code</text:p>
      <text:p text:style-name="Standard">prefer loops instead of code repitition</text:p>
      <text:p text:style-name="Standard">prefer functions for code that has a specific purpose</text:p>
      <text:p text:style-name="Standard">_____ readable and logical code</text:p>
      <text:p text:style-name="Standard">easy to understand</text:p>
      <text:p text:style-name="Standard">avoid convoluted/complicated code</text:p>
      <text:p text:style-name="Standard"><text:soft-page-break/>blank lines to separate logical bloc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3:53:48.222890726</meta:creation-date>
    <dc:date>2022-11-16T15:01:47.429409428</dc:date>
    <meta:editing-duration>PT47M39S</meta:editing-duration>
    <meta:editing-cycles>1</meta:editing-cycles>
    <meta:document-statistic meta:table-count="0" meta:image-count="0" meta:object-count="0" meta:page-count="2" meta:paragraph-count="48" meta:word-count="334" meta:character-count="2027" meta:non-whitespace-character-count="1741"/>
    <meta:generator>LibreOffice/7.0.4.2$Linux_X86_64 LibreOffice_project/00$Build-2</meta:generator>
  </office:meta>
</office:document-meta>
</file>